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ContentTypeResolver.FixedContentTypeResolver( List &lt; MediaType &gt; 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ContentTypeResolver.FixedContentTypeResolver(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ntentTypeResolver.resolveMediaTypes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ntentTypeResolve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